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hatch" draw:fill-color="#99ccff" draw:fill-hatch-name="Hatch_20_6" draw:fill-hatch-solid="false" draw:opacity="100%" draw:textarea-horizontal-align="center" draw:textarea-vertical-align="middle" draw:shadow-opacity="100%"/>
    </style:style>
    <style:style style:name="gr2" style:family="graphic" style:parent-style-name="standard">
      <style:graphic-properties draw:stroke="none" draw:stroke-dash="Fine_20_Dashed" svg:stroke-width="0.051cm" draw:marker-start-width="0.381cm" draw:marker-end-width="0.381cm" svg:stroke-opacity="60%" draw:fill="none" draw:fill-color="#b5d6ff" draw:opacity="35%" draw:textarea-horizontal-align="center" draw:textarea-vertical-align="middle" fo:padding-top="0.15cm" fo:padding-bottom="0.15cm" fo:padding-left="0.275cm" fo:padding-right="0.275cm" draw:shadow-offset-x="0.305cm" draw:shadow-offset-y="0.305cm" draw:shadow-opacity="35%"/>
    </style:style>
    <style:style style:name="gr3" style:family="graphic" style:parent-style-name="standard">
      <style:graphic-properties draw:stroke="none" draw:textarea-horizontal-align="center" draw:textarea-vertical-align="middle"/>
    </style:style>
    <style:style style:name="gr4" style:family="graphic" style:parent-style-name="standard">
      <style:graphic-properties draw:stroke="solid"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textarea-horizontal-align="justify" draw:textarea-vertical-align="middle" draw:auto-grow-height="false" fo:min-height="0cm" fo:min-width="0cm" fo:wrap-option="no-wrap"/>
    </style:style>
    <style:style style:name="gr7" style:family="graphic" style:parent-style-name="standard">
      <style:graphic-properties draw:stroke="none" svg:stroke-color="#000000" draw:fill="none" draw:fill-color="#ffffff" draw:textarea-horizontal-align="left" draw:auto-grow-height="true" draw:auto-grow-width="true" fo:min-height="0.577cm" fo:min-width="0.287cm"/>
    </style:style>
    <style:style style:name="gr8" style:family="graphic" style:parent-style-name="standard">
      <style:graphic-properties draw:stroke="none" svg:stroke-color="#000000" draw:fill="none" draw:fill-color="#ffffff" draw:textarea-horizontal-align="left" draw:auto-grow-height="true" draw:auto-grow-width="true" fo:min-height="0.774cm" fo:min-width="2.485cm"/>
    </style:style>
    <style:style style:name="gr9" style:family="graphic" style:parent-style-name="standard">
      <style:graphic-properties draw:stroke="none" svg:stroke-color="#000000" draw:fill="none" draw:fill-color="#ffffff" draw:textarea-horizontal-align="left" draw:auto-grow-height="true" draw:auto-grow-width="true" fo:min-height="0.578cm" fo:min-width="0.287cm"/>
    </style:style>
    <style:style style:name="gr10" style:family="graphic" style:parent-style-name="standard">
      <style:graphic-properties draw:stroke="none" svg:stroke-color="#000000" draw:fill="none" draw:fill-color="#ffffff" draw:textarea-horizontal-align="left" draw:auto-grow-height="true" draw:auto-grow-width="true" fo:min-height="0.774cm" fo:min-width="2.736cm"/>
    </style:style>
    <style:style style:name="gr11" style:family="graphic" style:parent-style-name="standard">
      <style:graphic-properties draw:stroke="none" svg:stroke-color="#000000" draw:fill="none" draw:fill-color="#ffffff" draw:textarea-horizontal-align="left" draw:auto-grow-height="true" draw:auto-grow-width="true" fo:min-height="0.37cm" fo:min-width="2.343cm"/>
    </style:style>
    <style:style style:name="gr12" style:family="graphic" style:parent-style-name="standard">
      <style:graphic-properties draw:stroke="none" svg:stroke-color="#000000" draw:fill="none" draw:fill-color="#ffffff" draw:textarea-horizontal-align="left" draw:auto-grow-height="true" draw:auto-grow-width="true" fo:min-height="0.37cm" fo:min-width="1.906cm"/>
    </style:style>
    <style:style style:name="gr13" style:family="graphic" style:parent-style-name="standard">
      <style:graphic-properties draw:stroke="none" svg:stroke-color="#000000" draw:fill="none" draw:fill-color="#ffffff" draw:textarea-horizontal-align="left" draw:auto-grow-height="true" draw:auto-grow-width="true" fo:min-height="0.774cm" fo:min-width="3.868cm"/>
    </style:style>
    <style:style style:name="gr14" style:family="graphic" style:parent-style-name="standard">
      <style:graphic-properties draw:stroke="none" svg:stroke-color="#000000" draw:fill="none" draw:fill-color="#ffffff" draw:textarea-horizontal-align="left" draw:auto-grow-height="true" draw:auto-grow-width="false" fo:min-height="0.304cm" fo:min-width="1.008cm"/>
    </style:style>
    <style:style style:name="gr15" style:family="graphic" style:parent-style-name="standard">
      <style:graphic-properties draw:stroke="none" svg:stroke-color="#000000" draw:fill="none" draw:fill-color="#ffffff" draw:textarea-horizontal-align="left" draw:auto-grow-height="true" draw:auto-grow-width="true" fo:min-height="0.614cm" fo:min-width="0.44cm"/>
    </style:style>
    <style:style style:name="gr16" style:family="graphic" style:parent-style-name="standard">
      <style:graphic-properties draw:stroke="none" svg:stroke-color="#000000" draw:fill="none" draw:fill-color="#ffffff" draw:textarea-horizontal-align="left" draw:auto-grow-height="true" draw:auto-grow-width="true" fo:min-height="0.819cm" fo:min-width="2.383cm"/>
    </style:style>
    <style:style style:name="gr17" style:family="graphic" style:parent-style-name="standard">
      <style:graphic-properties draw:stroke="none" svg:stroke-color="#000000" draw:fill="none" draw:fill-color="#ffffff" draw:textarea-horizontal-align="left" draw:auto-grow-height="true" draw:auto-grow-width="true" fo:min-height="0.613cm" fo:min-width="0.44cm"/>
    </style:style>
    <style:style style:name="gr18" style:family="graphic" style:parent-style-name="standard">
      <style:graphic-properties draw:stroke="none" svg:stroke-color="#000000" draw:fill="none" draw:fill-color="#ffffff" draw:textarea-horizontal-align="left" draw:auto-grow-height="true" draw:auto-grow-width="true" fo:min-height="0.819cm" fo:min-width="2.68cm"/>
    </style:style>
    <style:style style:name="gr19" style:family="graphic" style:parent-style-name="standard">
      <style:graphic-properties draw:stroke="none" svg:stroke-color="#000000" draw:fill="none" draw:fill-color="#ffffff" draw:textarea-horizontal-align="left" draw:auto-grow-height="true" draw:auto-grow-width="true" fo:min-height="0.397cm" fo:min-width="2.375cm"/>
    </style:style>
    <style:style style:name="gr20" style:family="graphic" style:parent-style-name="standard">
      <style:graphic-properties draw:stroke="none" svg:stroke-color="#000000" draw:fill="none" draw:fill-color="#ffffff" draw:textarea-horizontal-align="left" draw:auto-grow-height="true" draw:auto-grow-width="true" fo:min-height="0.397cm" fo:min-width="2.896cm"/>
    </style:style>
    <style:style style:name="gr21" style:family="graphic" style:parent-style-name="standard">
      <style:graphic-properties draw:stroke="none" svg:stroke-color="#000000" draw:fill="none" draw:fill-color="#ffffff" draw:textarea-horizontal-align="left" draw:auto-grow-height="true" draw:auto-grow-width="false" fo:min-height="0.329cm" fo:min-width="1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1.36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text-properties fo:font-size="18pt"/>
    </style:style>
    <style:style style:name="P4" style:family="paragraph">
      <style:paragraph-properties fo:text-align="center"/>
      <style:text-properties fo:font-size="12pt" style:font-size-asian="12pt" style:font-size-complex="12pt"/>
    </style:style>
    <style:style style:name="P5" style:family="paragraph">
      <style:text-properties fo:font-size="12pt" style:font-size-asian="12pt" style:font-size-complex="12pt"/>
    </style:style>
    <style:style style:name="P6" style:family="paragraph">
      <style:text-properties fo:font-size="10pt" style:font-size-asian="10pt" style:font-size-complex="10pt"/>
    </style:style>
    <style:style style:name="P7" style:family="paragraph">
      <style:paragraph-properties fo:text-align="center"/>
      <style:text-properties fo:font-size="14pt" style:font-size-asian="14pt" style:font-size-complex="14pt"/>
    </style:style>
    <style:style style:name="P8" style:family="paragraph">
      <style:text-properties fo:font-size="14pt" style:font-size-asian="14pt" style:font-size-complex="14pt"/>
    </style:style>
    <style:style style:name="P9" style:family="paragraph">
      <style:paragraph-properties fo:text-align="center"/>
      <style:text-properties fo:font-size="10pt" style:font-size-asian="10pt" style:font-size-complex="10pt"/>
    </style:style>
    <style:style style:name="P10" style:family="paragraph">
      <style:text-properties fo:font-size="8pt" style:font-size-asian="8pt" style:font-size-complex="8pt"/>
    </style:style>
    <style:style style:name="P11" style:family="paragraph">
      <style:paragraph-properties fo:text-align="center"/>
      <style:text-properties fo:font-size="13pt" style:font-size-asian="13pt" style:font-size-complex="13pt"/>
    </style:style>
    <style:style style:name="P12" style:family="paragraph">
      <style:text-properties fo:font-size="13pt" style:font-size-asian="13pt" style:font-size-complex="13pt"/>
    </style:style>
    <style:style style:name="P13" style:family="paragraph">
      <style:paragraph-properties fo:text-align="center"/>
      <style:text-properties fo:font-size="12pt"/>
    </style:style>
    <style:style style:name="P14" style:family="paragraph">
      <style:text-properties fo:font-size="10pt"/>
    </style:style>
    <style:style style:name="T1" style:family="text">
      <style:text-properties fo:font-size="18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4pt" style:font-size-asian="14pt" style:font-size-complex="14pt"/>
    </style:style>
    <style:style style:name="T5" style:family="text">
      <style:text-properties fo:font-size="8pt" style:font-size-asian="8pt" style:font-size-complex="8pt"/>
    </style:style>
    <style:style style:name="T6"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7.962cm" svg:height="3.091cm" svg:x="18.644cm" svg:y="16.816cm">
          <text:p/>
        </draw:rect>
        <draw:rect draw:style-name="gr2" draw:text-style-name="P1" draw:layer="layout" svg:width="7.955cm" svg:height="3.175cm" svg:x="2.47cm" svg:y="9.455cm">
          <text:p/>
        </draw:rect>
        <draw:rect draw:style-name="gr3" draw:text-style-name="P2" draw:layer="layout" svg:width="3.175cm" svg:height="1.905cm" svg:x="10.515cm" svg:y="2.32cm">
          <text:p text:style-name="P1"><text:span text:style-name="T1">Request</text:span></text:p>
          <text:p text:style-name="P1"><text:span text:style-name="T1">Invocation</text:span></text:p>
        </draw:rect>
        <draw:rect draw:style-name="gr3" draw:text-style-name="P2" draw:layer="layout" svg:width="1.27cm" svg:height="1.27cm" svg:x="11.485cm" svg:y="5.075cm">
          <text:p text:style-name="P1"><text:span text:style-name="T1">F</text:span></text:p>
        </draw:rect>
        <draw:line draw:style-name="gr4" draw:text-style-name="P1" draw:layer="layout" svg:x1="9.11cm" svg:y1="3.272cm" svg:x2="10.38cm" svg:y2="3.272cm">
          <text:p/>
        </draw:line>
        <draw:rect draw:style-name="gr3" draw:text-style-name="P2" draw:layer="layout" svg:width="1.27cm" svg:height="1.27cm" svg:x="11.485cm" svg:y="7.575cm">
          <text:p text:style-name="P1"><text:span text:style-name="T1">F</text:span></text:p>
        </draw:rect>
        <draw:line draw:style-name="gr4" draw:text-style-name="P1" draw:layer="layout" svg:x1="12.085cm" svg:y1="6.445cm" svg:x2="12.085cm" svg:y2="7.08cm">
          <text:p/>
        </draw:line>
        <draw:line draw:style-name="gr4" draw:text-style-name="P1" draw:layer="layout" svg:x1="12.085cm" svg:y1="4.346cm" svg:x2="12.085cm" svg:y2="4.981cm">
          <text:p/>
        </draw:line>
        <draw:rect draw:style-name="gr3" draw:text-style-name="P2" draw:layer="layout" svg:width="3.175cm" svg:height="1.905cm" svg:x="10.516cm" svg:y="9.673cm">
          <text:p text:style-name="P1"><text:span text:style-name="T1">HTTP</text:span></text:p>
          <text:p text:style-name="P1"><text:span text:style-name="T1">Invocation</text:span></text:p>
        </draw:rect>
        <draw:frame draw:style-name="gr5" draw:text-style-name="P3" draw:layer="layout" svg:width="1.031cm" svg:height="0.962cm" svg:x="11.585cm" svg:y="6.653cm">
          <draw:text-box>
            <text:p><text:span text:style-name="T1">...</text:span></text:p>
          </draw:text-box>
        </draw:frame>
        <draw:line draw:style-name="gr4" draw:text-style-name="P1" draw:layer="layout" svg:x1="12.085cm" svg:y1="8.947cm" svg:x2="12.085cm" svg:y2="9.582cm">
          <text:p/>
        </draw:line>
        <draw:frame draw:style-name="gr5" draw:text-style-name="P4" draw:layer="layout" svg:width="3.161cm" svg:height="1.191cm" svg:x="12.718cm" svg:y="6.494cm">
          <draw:text-box>
            <text:p text:style-name="P1"><text:span text:style-name="T2">ClientRequest</text:span><text:span text:style-name="T2"><text:line-break/></text:span><text:span text:style-name="T2">Chain</text:span></text:p>
          </draw:text-box>
        </draw:frame>
        <draw:rect draw:style-name="gr3" draw:text-style-name="P2" draw:layer="layout" svg:width="1.27cm" svg:height="1.27cm" svg:x="11.485cm" svg:y="12.375cm">
          <text:p text:style-name="P1"><text:span text:style-name="T1">F</text:span></text:p>
        </draw:rect>
        <draw:rect draw:style-name="gr3" draw:text-style-name="P2" draw:layer="layout" svg:width="1.27cm" svg:height="1.27cm" svg:x="11.485cm" svg:y="14.975cm">
          <text:p text:style-name="P1"><text:span text:style-name="T1">F</text:span></text:p>
        </draw:rect>
        <draw:line draw:style-name="gr4" draw:text-style-name="P1" draw:layer="layout" svg:x1="12.085cm" svg:y1="13.745cm" svg:x2="12.085cm" svg:y2="14.38cm">
          <text:p/>
        </draw:line>
        <draw:line draw:style-name="gr4" draw:text-style-name="P1" draw:layer="layout" svg:x1="12.085cm" svg:y1="11.646cm" svg:x2="12.085cm" svg:y2="12.281cm">
          <text:p/>
        </draw:line>
        <draw:frame draw:style-name="gr5" draw:text-style-name="P3" draw:layer="layout" svg:width="1.031cm" svg:height="0.962cm" svg:x="11.585cm" svg:y="14.053cm">
          <draw:text-box>
            <text:p><text:span text:style-name="T1">...</text:span></text:p>
          </draw:text-box>
        </draw:frame>
        <draw:line draw:style-name="gr4" draw:text-style-name="P1" draw:layer="layout" svg:x1="12.085cm" svg:y1="16.347cm" svg:x2="12.085cm" svg:y2="16.982cm">
          <text:p/>
        </draw:line>
        <draw:frame draw:style-name="gr5" draw:text-style-name="P4" draw:layer="layout" svg:width="3.487cm" svg:height="1.191cm" svg:x="12.618cm" svg:y="13.894cm">
          <draw:text-box>
            <text:p text:style-name="P1"><text:span text:style-name="T2">ClientResponse</text:span><text:span text:style-name="T2"><text:line-break/></text:span><text:span text:style-name="T2">Chain</text:span></text:p>
          </draw:text-box>
        </draw:frame>
        <draw:rect draw:style-name="gr3" draw:text-style-name="P2" draw:layer="layout" svg:width="3.472cm" svg:height="1.905cm" svg:x="10.32cm" svg:y="17.083cm">
          <text:p text:style-name="P1"><text:span text:style-name="T1">Response</text:span></text:p>
          <text:p text:style-name="P1"><text:span text:style-name="T1">Processing</text:span></text:p>
        </draw:rect>
        <draw:rect draw:style-name="gr3" draw:text-style-name="P2" draw:layer="layout" svg:width="1.27cm" svg:height="1.27cm" svg:x="5.605cm" svg:y="9.99cm">
          <text:p text:style-name="P1"><text:span text:style-name="T1">I</text:span></text:p>
        </draw:rect>
        <draw:rect draw:style-name="gr3" draw:text-style-name="P2" draw:layer="layout" svg:width="1.27cm" svg:height="1.27cm" svg:x="8.48cm" svg:y="9.99cm">
          <text:p text:style-name="P1"><text:span text:style-name="T1">I</text:span></text:p>
        </draw:rect>
        <draw:rect draw:style-name="gr3" draw:text-style-name="P2" draw:layer="layout" svg:width="1.905cm" svg:height="1.27cm" svg:x="2.9cm" svg:y="9.99cm">
          <text:p text:style-name="P1"><text:span text:style-name="T1">MBW</text:span></text:p>
        </draw:rect>
        <draw:line draw:style-name="gr4" draw:text-style-name="P1" draw:layer="layout" svg:x1="10.436cm" svg:y1="10.625cm" svg:x2="9.801cm" svg:y2="10.625cm">
          <text:p/>
        </draw:line>
        <draw:line draw:style-name="gr4" draw:text-style-name="P1" draw:layer="layout" svg:x1="8.335cm" svg:y1="10.625cm" svg:x2="7.7cm" svg:y2="10.625cm">
          <text:p/>
        </draw:line>
        <draw:line draw:style-name="gr4" draw:text-style-name="P1" draw:layer="layout" svg:x1="5.535cm" svg:y1="10.625cm" svg:x2="4.9cm" svg:y2="10.625cm">
          <text:p/>
        </draw:line>
        <draw:frame draw:style-name="gr5" draw:text-style-name="P3" draw:layer="layout" svg:width="1.031cm" svg:height="0.962cm" svg:x="6.81cm" svg:y="10.032cm">
          <draw:text-box>
            <text:p><text:span text:style-name="T1">...</text:span></text:p>
          </draw:text-box>
        </draw:frame>
        <draw:frame draw:style-name="gr5" draw:text-style-name="P5" draw:layer="layout" svg:width="3.152cm" svg:height="0.721cm" svg:x="6.04cm" svg:y="11.274cm">
          <draw:text-box>
            <text:p text:style-name="P1"><text:span text:style-name="T2">WriteTo Chain</text:span></text:p>
          </draw:text-box>
        </draw:frame>
        <draw:custom-shape draw:style-name="gr6" draw:text-style-name="P1" draw:layer="layout" svg:width="4.615cm" svg:height="2.54cm" svg:x="15.435cm" svg:y="9.255cm">
          <text:p text:style-name="P1"><text:s/>Request /<text:line-break/> Respons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gr3" draw:text-style-name="P1" draw:layer="layout" svg:width="3.175cm" svg:height="1.905cm" svg:x="5.775cm" svg:y="2.32cm">
          <text:p text:style-name="P1">App</text:p>
        </draw:ellipse>
        <draw:ellipse draw:style-name="gr3" draw:text-style-name="P1" draw:layer="layout" svg:width="3.175cm" svg:height="1.905cm" svg:x="15.3cm" svg:y="17.083cm">
          <text:p text:style-name="P1">App</text:p>
        </draw:ellipse>
        <draw:line draw:style-name="gr4" draw:text-style-name="P1" draw:layer="layout" svg:x1="13.93cm" svg:y1="18.035cm" svg:x2="15.2cm" svg:y2="18.035cm">
          <text:p/>
        </draw:line>
        <draw:rect draw:style-name="gr3" draw:text-style-name="P2" draw:layer="layout" svg:width="1.27cm" svg:height="1.27cm" svg:x="19.246cm" svg:y="17.4cm">
          <text:p text:style-name="P1"><text:span text:style-name="T1">I</text:span></text:p>
        </draw:rect>
        <draw:rect draw:style-name="gr3" draw:text-style-name="P2" draw:layer="layout" svg:width="1.27cm" svg:height="1.27cm" svg:x="22.021cm" svg:y="17.4cm">
          <text:p text:style-name="P1"><text:span text:style-name="T1">I</text:span></text:p>
        </draw:rect>
        <draw:rect draw:style-name="gr3" draw:text-style-name="P2" draw:layer="layout" svg:width="1.905cm" svg:height="1.27cm" svg:x="24.261cm" svg:y="17.4cm">
          <text:p text:style-name="P1"><text:span text:style-name="T1">MBR</text:span></text:p>
        </draw:rect>
        <draw:line draw:style-name="gr4" draw:text-style-name="P1" draw:layer="layout" svg:x1="18.541cm" svg:y1="18.035cm" svg:x2="19.176cm" svg:y2="18.035cm">
          <text:p/>
        </draw:line>
        <draw:line draw:style-name="gr4" draw:text-style-name="P1" draw:layer="layout" svg:x1="20.542cm" svg:y1="18.035cm" svg:x2="21.177cm" svg:y2="18.035cm">
          <text:p/>
        </draw:line>
        <draw:line draw:style-name="gr4" draw:text-style-name="P1" draw:layer="layout" svg:x1="23.442cm" svg:y1="18.035cm" svg:x2="24.077cm" svg:y2="18.035cm">
          <text:p/>
        </draw:line>
        <draw:frame draw:style-name="gr5" draw:text-style-name="P3" draw:layer="layout" svg:width="1.031cm" svg:height="0.962cm" svg:x="21.051cm" svg:y="17.454cm">
          <draw:text-box>
            <text:p><text:span text:style-name="T1">...</text:span></text:p>
          </draw:text-box>
        </draw:frame>
        <draw:frame draw:style-name="gr5" draw:text-style-name="P4" draw:layer="layout" svg:width="3.724cm" svg:height="0.721cm" svg:x="19.481cm" svg:y="18.675cm">
          <draw:text-box>
            <text:p text:style-name="P1"><text:span text:style-name="T2">ReadFrom Chain</text:span></text:p>
          </draw:text-box>
        </draw:frame>
        <draw:line draw:style-name="gr4" draw:text-style-name="P1" draw:layer="layout" svg:x1="14.035cm" svg:y1="10.425cm" svg:x2="15.305cm" svg:y2="10.425cm">
          <text:p/>
        </draw:line>
        <draw:line draw:style-name="gr4" draw:text-style-name="P1" draw:layer="layout" svg:x1="15.205cm" svg:y1="10.86cm" svg:x2="13.935cm" svg:y2="10.86cm">
          <text:p/>
        </draw:line>
        <draw:frame draw:style-name="gr5" draw:text-style-name="P6" draw:layer="layout" svg:width="1.975cm" svg:height="0.645cm" svg:x="24.758cm" svg:y="19.201cm">
          <draw:text-box>
            <text:p><text:span text:style-name="T3">(optional)</text:span></text:p>
          </draw:text-box>
        </draw:frame>
      </draw:page>
      <draw:page draw:name="page2" draw:style-name="dp1" draw:master-page-name="Default">
        <draw:rect draw:style-name="gr1" draw:text-style-name="P1" draw:layer="layout" svg:width="6.078cm" svg:height="2.657cm" svg:x="0.056cm" svg:y="8.668cm">
          <text:p/>
        </draw:rect>
        <draw:rect draw:style-name="gr3" draw:text-style-name="P7" draw:layer="layout" svg:width="2.424cm" svg:height="1.638cm" svg:x="6.35cm" svg:y="2.343cm">
          <text:p text:style-name="P7"><text:span text:style-name="T4">Request</text:span></text:p>
          <text:p text:style-name="P7"><text:span text:style-name="T4">Matching</text:span></text:p>
        </draw:rect>
        <draw:rect draw:style-name="gr3" draw:text-style-name="P7" draw:layer="layout" svg:width="0.969cm" svg:height="1.091cm" svg:x="7.091cm" svg:y="4.74cm">
          <text:p text:style-name="P7"><text:span text:style-name="T4">F</text:span></text:p>
        </draw:rect>
        <draw:rect draw:style-name="gr3" draw:text-style-name="P7" draw:layer="layout" svg:width="0.969cm" svg:height="1.092cm" svg:x="7.091cm" svg:y="7.061cm">
          <text:p text:style-name="P7"><text:span text:style-name="T4">F</text:span></text:p>
        </draw:rect>
        <draw:line draw:style-name="gr4" draw:text-style-name="P1" draw:layer="layout" svg:x1="7.549cm" svg:y1="6.003cm" svg:x2="7.549cm" svg:y2="6.549cm">
          <text:p/>
        </draw:line>
        <draw:line draw:style-name="gr4" draw:text-style-name="P1" draw:layer="layout" svg:x1="7.549cm" svg:y1="4.113cm" svg:x2="7.549cm" svg:y2="4.659cm">
          <text:p/>
        </draw:line>
        <draw:rect draw:style-name="gr3" draw:text-style-name="P7" draw:layer="layout" svg:width="2.424cm" svg:height="1.638cm" svg:x="6.351cm" svg:y="8.899cm">
          <text:p text:style-name="P7"><text:span text:style-name="T4">Method</text:span></text:p>
          <text:p text:style-name="P7"><text:span text:style-name="T4">Invocation</text:span></text:p>
        </draw:rect>
        <draw:frame draw:style-name="gr7" draw:text-style-name="P8" draw:layer="layout" svg:width="0.913cm" svg:height="0.827cm" svg:x="7.075cm" svg:y="6.236cm">
          <draw:text-box>
            <text:p text:style-name="P8"><text:span text:style-name="T4">...</text:span></text:p>
          </draw:text-box>
        </draw:frame>
        <draw:line draw:style-name="gr4" draw:text-style-name="P1" draw:layer="layout" svg:x1="7.549cm" svg:y1="8.241cm" svg:x2="7.549cm" svg:y2="8.787cm">
          <text:p/>
        </draw:line>
        <draw:frame draw:style-name="gr8" draw:text-style-name="P9" draw:layer="layout" svg:width="3.347cm" svg:height="1.039cm" svg:x="7.999cm" svg:y="5.978cm">
          <draw:text-box>
            <text:p text:style-name="P9"><text:span text:style-name="T3">ContainerRequest</text:span><text:span text:style-name="T3"><text:line-break/></text:span><text:span text:style-name="T3">Chain</text:span></text:p>
          </draw:text-box>
        </draw:frame>
        <draw:rect draw:style-name="gr3" draw:text-style-name="P7" draw:layer="layout" svg:width="0.969cm" svg:height="1.092cm" svg:x="7.091cm" svg:y="11.188cm">
          <text:p text:style-name="P7"><text:span text:style-name="T4">F</text:span></text:p>
        </draw:rect>
        <draw:rect draw:style-name="gr3" draw:text-style-name="P7" draw:layer="layout" svg:width="0.969cm" svg:height="1.092cm" svg:x="7.091cm" svg:y="13.423cm">
          <text:p text:style-name="P7"><text:span text:style-name="T4">F</text:span></text:p>
        </draw:rect>
        <draw:line draw:style-name="gr4" draw:text-style-name="P1" draw:layer="layout" svg:x1="7.549cm" svg:y1="12.366cm" svg:x2="7.549cm" svg:y2="12.912cm">
          <text:p/>
        </draw:line>
        <draw:line draw:style-name="gr4" draw:text-style-name="P1" draw:layer="layout" svg:x1="7.549cm" svg:y1="10.561cm" svg:x2="7.549cm" svg:y2="11.107cm">
          <text:p/>
        </draw:line>
        <draw:frame draw:style-name="gr9" draw:text-style-name="P8" draw:layer="layout" svg:width="0.913cm" svg:height="0.828cm" svg:x="7.067cm" svg:y="12.63cm">
          <draw:text-box>
            <text:p text:style-name="P8"><text:span text:style-name="T4">...</text:span></text:p>
          </draw:text-box>
        </draw:frame>
        <draw:line draw:style-name="gr4" draw:text-style-name="P1" draw:layer="layout" svg:x1="7.549cm" svg:y1="14.603cm" svg:x2="7.549cm" svg:y2="15.149cm">
          <text:p/>
        </draw:line>
        <draw:frame draw:style-name="gr10" draw:text-style-name="P9" draw:layer="layout" svg:width="3.622cm" svg:height="1.039cm" svg:x="7.956cm" svg:y="12.322cm">
          <draw:text-box>
            <text:p text:style-name="P9"><text:span text:style-name="T3">ContainerResponse</text:span><text:span text:style-name="T3"><text:line-break/></text:span><text:span text:style-name="T3">Chain</text:span></text:p>
          </draw:text-box>
        </draw:frame>
        <draw:ellipse draw:style-name="gr3" draw:text-style-name="P7" draw:layer="layout" svg:width="2.423cm" svg:height="1.638cm" svg:x="10.16cm" svg:y="8.899cm">
          <text:p text:style-name="P7"><text:span text:style-name="T4">App</text:span></text:p>
        </draw:ellipse>
        <draw:rect draw:style-name="gr3" draw:text-style-name="P7" draw:layer="layout" svg:width="0.969cm" svg:height="1.092cm" svg:x="2.526cm" svg:y="9.172cm">
          <text:p text:style-name="P7"><text:span text:style-name="T4">I</text:span></text:p>
        </draw:rect>
        <draw:rect draw:style-name="gr3" draw:text-style-name="P7" draw:layer="layout" svg:width="0.97cm" svg:height="1.092cm" svg:x="4.72cm" svg:y="9.172cm">
          <text:p text:style-name="P7"><text:span text:style-name="T4">I</text:span></text:p>
        </draw:rect>
        <draw:rect draw:style-name="gr3" draw:text-style-name="P7" draw:layer="layout" svg:width="1.454cm" svg:height="1.092cm" svg:x="0.461cm" svg:y="9.172cm">
          <text:p text:style-name="P7"><text:span text:style-name="T4">MBR</text:span></text:p>
        </draw:rect>
        <draw:line draw:style-name="gr4" draw:text-style-name="P1" draw:layer="layout" svg:x1="6.214cm" svg:y1="9.718cm" svg:x2="5.729cm" svg:y2="9.718cm">
          <text:p/>
        </draw:line>
        <draw:line draw:style-name="gr4" draw:text-style-name="P1" draw:layer="layout" svg:x1="4.61cm" svg:y1="9.718cm" svg:x2="4.125cm" svg:y2="9.718cm">
          <text:p/>
        </draw:line>
        <draw:line draw:style-name="gr4" draw:text-style-name="P1" draw:layer="layout" svg:x1="2.473cm" svg:y1="9.718cm" svg:x2="1.988cm" svg:y2="9.718cm">
          <text:p/>
        </draw:line>
        <draw:frame draw:style-name="gr7" draw:text-style-name="P8" draw:layer="layout" svg:width="0.913cm" svg:height="0.827cm" svg:x="3.346cm" svg:y="9.295cm">
          <draw:text-box>
            <text:p text:style-name="P8"><text:span text:style-name="T4">...</text:span></text:p>
          </draw:text-box>
        </draw:frame>
        <draw:frame draw:style-name="gr11" draw:text-style-name="P9" draw:layer="layout" svg:width="3.19cm" svg:height="0.645cm" svg:x="2.505cm" svg:y="10.242cm">
          <draw:text-box>
            <text:p text:style-name="P9"><text:span text:style-name="T3">ReadFrom Chain</text:span></text:p>
          </draw:text-box>
        </draw:frame>
        <draw:rect draw:style-name="gr3" draw:text-style-name="P7" draw:layer="layout" svg:width="0.97cm" svg:height="1.092cm" svg:x="2.449cm" svg:y="15.603cm">
          <text:p text:style-name="P7"><text:span text:style-name="T4">I</text:span></text:p>
        </draw:rect>
        <draw:rect draw:style-name="gr3" draw:text-style-name="P7" draw:layer="layout" svg:width="0.97cm" svg:height="1.092cm" svg:x="4.644cm" svg:y="15.603cm">
          <text:p text:style-name="P7"><text:span text:style-name="T4">I</text:span></text:p>
        </draw:rect>
        <draw:rect draw:style-name="gr3" draw:text-style-name="P7" draw:layer="layout" svg:width="1.454cm" svg:height="1.092cm" svg:x="0.385cm" svg:y="15.603cm">
          <text:p text:style-name="P7"><text:span text:style-name="T4">MBW</text:span></text:p>
        </draw:rect>
        <draw:line draw:style-name="gr4" draw:text-style-name="P1" draw:layer="layout" svg:x1="6.138cm" svg:y1="16.149cm" svg:x2="5.653cm" svg:y2="16.149cm">
          <text:p/>
        </draw:line>
        <draw:line draw:style-name="gr4" draw:text-style-name="P1" draw:layer="layout" svg:x1="4.534cm" svg:y1="16.149cm" svg:x2="4.049cm" svg:y2="16.149cm">
          <text:p/>
        </draw:line>
        <draw:line draw:style-name="gr4" draw:text-style-name="P1" draw:layer="layout" svg:x1="2.396cm" svg:y1="16.149cm" svg:x2="1.911cm" svg:y2="16.149cm">
          <text:p/>
        </draw:line>
        <draw:frame draw:style-name="gr7" draw:text-style-name="P8" draw:layer="layout" svg:width="0.913cm" svg:height="0.827cm" svg:x="3.269cm" svg:y="15.726cm">
          <draw:text-box>
            <text:p text:style-name="P8"><text:span text:style-name="T4">...</text:span></text:p>
          </draw:text-box>
        </draw:frame>
        <draw:frame draw:style-name="gr12" draw:text-style-name="P9" draw:layer="layout" svg:width="2.712cm" svg:height="0.645cm" svg:x="2.758cm" svg:y="16.691cm">
          <draw:text-box>
            <text:p text:style-name="P9"><text:span text:style-name="T3">WriteTo Chain</text:span></text:p>
          </draw:text-box>
        </draw:frame>
        <draw:rect draw:style-name="gr3" draw:text-style-name="P7" draw:layer="layout" svg:width="2.65cm" svg:height="1.638cm" svg:x="6.178cm" svg:y="15.23cm">
          <text:p text:style-name="P7"><text:span text:style-name="T4">Response</text:span></text:p>
          <text:p text:style-name="P7"><text:span text:style-name="T4">Processing</text:span></text:p>
        </draw:rect>
        <draw:frame draw:style-name="gr13" draw:text-style-name="P9" draw:layer="layout" svg:width="4.858cm" svg:height="1.039cm" svg:x="8.994cm" svg:y="3.708cm">
          <draw:text-box>
            <text:p text:style-name="P9"><text:span text:style-name="T3">PreMatchContainerRequest</text:span><text:span text:style-name="T3"><text:line-break/></text:span><text:span text:style-name="T3">Chain</text:span></text:p>
          </draw:text-box>
        </draw:frame>
        <draw:custom-shape draw:style-name="gr6" draw:text-style-name="P1" draw:layer="layout" svg:width="2.935cm" svg:height="2.184cm" svg:x="14.114cm" svg:y="2.07cm">
          <text:p text:style-name="P1"><text:s/><text:span text:style-name="T4">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3.397cm" svg:height="2.183cm" svg:x="10.168cm" svg:y="15.012cm">
          <text:p text:style-name="P1"><text:s/><text:span text:style-name="T4">Respons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 draw:text-style-name="P7" draw:layer="layout" svg:width="0.969cm" svg:height="1.092cm" svg:x="9.675cm" svg:y="2.616cm">
          <text:p text:style-name="P7"><text:span text:style-name="T4">F</text:span></text:p>
        </draw:rect>
        <draw:rect draw:style-name="gr3" draw:text-style-name="P7" draw:layer="layout" svg:width="0.969cm" svg:height="1.092cm" svg:x="11.87cm" svg:y="2.616cm">
          <text:p text:style-name="P7"><text:span text:style-name="T4">F</text:span></text:p>
        </draw:rect>
        <draw:line draw:style-name="gr4" draw:text-style-name="P1" draw:layer="layout" svg:x1="11.759cm" svg:y1="3.162cm" svg:x2="11.274cm" svg:y2="3.162cm">
          <text:p/>
        </draw:line>
        <draw:frame draw:style-name="gr7" draw:text-style-name="P8" draw:layer="layout" svg:width="0.913cm" svg:height="0.827cm" svg:x="10.495cm" svg:y="2.739cm">
          <draw:text-box>
            <text:p text:style-name="P8"><text:span text:style-name="T4">...</text:span></text:p>
          </draw:text-box>
        </draw:frame>
        <draw:line draw:style-name="gr4" draw:text-style-name="P1" draw:layer="layout" svg:x1="13.961cm" svg:y1="3.162cm" svg:x2="12.992cm" svg:y2="3.162cm">
          <text:p/>
        </draw:line>
        <draw:line draw:style-name="gr4" draw:text-style-name="P1" draw:layer="layout" svg:x1="9.503cm" svg:y1="3.158cm" svg:x2="8.858cm" svg:y2="3.167cm">
          <text:p/>
        </draw:line>
        <draw:line draw:style-name="gr4" draw:text-style-name="P1" draw:layer="layout" svg:x1="9.114cm" svg:y1="16.149cm" svg:x2="10.083cm" svg:y2="16.149cm">
          <text:p/>
        </draw:line>
        <draw:line draw:style-name="gr4" draw:text-style-name="P1" draw:layer="layout" svg:x1="9.903cm" svg:y1="9.971cm" svg:x2="8.934cm" svg:y2="9.971cm">
          <text:p/>
        </draw:line>
        <draw:line draw:style-name="gr4" draw:text-style-name="P1" draw:layer="layout" svg:x1="8.934cm" svg:y1="9.597cm" svg:x2="9.903cm" svg:y2="9.597cm">
          <text:p/>
        </draw:line>
        <draw:frame draw:style-name="gr14" draw:text-style-name="P10" draw:layer="layout" svg:width="1.975cm" svg:height="0.564cm" svg:x="0.012cm" svg:y="10.735cm">
          <draw:text-box>
            <text:p text:style-name="P10"><text:span text:style-name="T5">(optional)</text:span></text:p>
          </draw:text-box>
        </draw:frame>
      </draw:page>
      <draw:page draw:name="page3" draw:style-name="dp1" draw:master-page-name="Default">
        <draw:rect draw:style-name="gr1" draw:text-style-name="P1" draw:layer="layout" svg:width="5.516cm" svg:height="2.324cm" svg:x="11.376cm" svg:y="13.217cm">
          <text:p/>
        </draw:rect>
        <draw:rect draw:style-name="gr2" draw:text-style-name="P1" draw:layer="layout" svg:width="5.512cm" svg:height="2.387cm" svg:x="2.47cm" svg:y="7.684cm">
          <text:p/>
        </draw:rect>
        <draw:rect draw:style-name="gr3" draw:text-style-name="P11" draw:layer="layout" svg:width="2.199cm" svg:height="1.432cm" svg:x="5.744cm" svg:y="2.32cm">
          <text:p text:style-name="P11"><text:span text:style-name="T6">Request</text:span></text:p>
          <text:p text:style-name="P11"><text:span text:style-name="T6">Invocation</text:span></text:p>
        </draw:rect>
        <draw:rect draw:style-name="gr3" draw:text-style-name="P7" draw:layer="layout" svg:width="0.88cm" svg:height="0.955cm" svg:x="6.416cm" svg:y="4.391cm">
          <text:p text:style-name="P7"><text:span text:style-name="T4">F</text:span></text:p>
        </draw:rect>
        <draw:line draw:style-name="gr4" draw:text-style-name="P1" draw:layer="layout" svg:x1="4.77cm" svg:y1="3.036cm" svg:x2="5.65cm" svg:y2="3.036cm">
          <text:p/>
        </draw:line>
        <draw:rect draw:style-name="gr3" draw:text-style-name="P7" draw:layer="layout" svg:width="0.88cm" svg:height="0.955cm" svg:x="6.416cm" svg:y="6.27cm">
          <text:p text:style-name="P7"><text:span text:style-name="T4">F</text:span></text:p>
        </draw:rect>
        <draw:line draw:style-name="gr4" draw:text-style-name="P1" draw:layer="layout" svg:x1="6.831cm" svg:y1="5.421cm" svg:x2="6.831cm" svg:y2="5.898cm">
          <text:p/>
        </draw:line>
        <draw:line draw:style-name="gr4" draw:text-style-name="P1" draw:layer="layout" svg:x1="6.831cm" svg:y1="3.843cm" svg:x2="6.831cm" svg:y2="4.32cm">
          <text:p/>
        </draw:line>
        <draw:rect draw:style-name="gr3" draw:text-style-name="P11" draw:layer="layout" svg:width="2.199cm" svg:height="1.433cm" svg:x="5.745cm" svg:y="7.847cm">
          <text:p text:style-name="P11"><text:span text:style-name="T6">HTTP</text:span></text:p>
          <text:p text:style-name="P11"><text:span text:style-name="T6">Invocation</text:span></text:p>
        </draw:rect>
        <draw:frame draw:style-name="gr15" draw:text-style-name="P12" draw:layer="layout" svg:width="0.94cm" svg:height="0.864cm" svg:x="6.385cm" svg:y="5.577cm">
          <draw:text-box>
            <text:p text:style-name="P12"><text:span text:style-name="T6">...</text:span></text:p>
          </draw:text-box>
        </draw:frame>
        <draw:line draw:style-name="gr4" draw:text-style-name="P1" draw:layer="layout" svg:x1="6.831cm" svg:y1="7.302cm" svg:x2="6.831cm" svg:y2="7.779cm">
          <text:p/>
        </draw:line>
        <draw:frame draw:style-name="gr16" draw:text-style-name="P9" draw:layer="layout" svg:width="2.883cm" svg:height="1.069cm" svg:x="7.27cm" svg:y="5.458cm">
          <draw:text-box>
            <text:p text:style-name="P9"><text:span text:style-name="T3">ClientRequest</text:span><text:span text:style-name="T3"><text:line-break/></text:span><text:span text:style-name="T3">Chain</text:span></text:p>
          </draw:text-box>
        </draw:frame>
        <draw:rect draw:style-name="gr3" draw:text-style-name="P11" draw:layer="layout" svg:width="0.88cm" svg:height="0.955cm" svg:x="6.416cm" svg:y="9.879cm">
          <text:p text:style-name="P11"><text:span text:style-name="T6">F</text:span></text:p>
        </draw:rect>
        <draw:rect draw:style-name="gr3" draw:text-style-name="P11" draw:layer="layout" svg:width="0.88cm" svg:height="0.955cm" svg:x="6.416cm" svg:y="11.833cm">
          <text:p text:style-name="P11"><text:span text:style-name="T6">F</text:span></text:p>
        </draw:rect>
        <draw:line draw:style-name="gr4" draw:text-style-name="P1" draw:layer="layout" svg:x1="6.831cm" svg:y1="10.908cm" svg:x2="6.831cm" svg:y2="11.385cm">
          <text:p/>
        </draw:line>
        <draw:line draw:style-name="gr4" draw:text-style-name="P1" draw:layer="layout" svg:x1="6.831cm" svg:y1="9.331cm" svg:x2="6.831cm" svg:y2="9.808cm">
          <text:p/>
        </draw:line>
        <draw:frame draw:style-name="gr17" draw:text-style-name="P12" draw:layer="layout" svg:width="0.94cm" svg:height="0.863cm" svg:x="6.385cm" svg:y="11.14cm">
          <draw:text-box>
            <text:p text:style-name="P12"><text:span text:style-name="T6">...</text:span></text:p>
          </draw:text-box>
        </draw:frame>
        <draw:line draw:style-name="gr4" draw:text-style-name="P1" draw:layer="layout" svg:x1="6.831cm" svg:y1="12.864cm" svg:x2="6.831cm" svg:y2="13.341cm">
          <text:p/>
        </draw:line>
        <draw:frame draw:style-name="gr18" draw:text-style-name="P9" draw:layer="layout" svg:width="3.18cm" svg:height="1.069cm" svg:x="7.201cm" svg:y="11.02cm">
          <draw:text-box>
            <text:p text:style-name="P9"><text:span text:style-name="T3">ClientResponse</text:span><text:span text:style-name="T3"><text:line-break/></text:span><text:span text:style-name="T3">Chain</text:span></text:p>
          </draw:text-box>
        </draw:frame>
        <draw:rect draw:style-name="gr3" draw:text-style-name="P11" draw:layer="layout" svg:width="2.406cm" svg:height="1.431cm" svg:x="5.609cm" svg:y="13.418cm">
          <text:p text:style-name="P11"><text:span text:style-name="T6">Response</text:span></text:p>
          <text:p text:style-name="P11"><text:span text:style-name="T6">Processing</text:span></text:p>
        </draw:rect>
        <draw:rect draw:style-name="gr3" draw:text-style-name="P11" draw:layer="layout" svg:width="0.88cm" svg:height="0.954cm" svg:x="2.342cm" svg:y="8.086cm">
          <text:p text:style-name="P11"><text:span text:style-name="T6">I</text:span></text:p>
        </draw:rect>
        <draw:rect draw:style-name="gr3" draw:text-style-name="P11" draw:layer="layout" svg:width="0.88cm" svg:height="0.954cm" svg:x="4.334cm" svg:y="8.086cm">
          <text:p text:style-name="P11"><text:span text:style-name="T6">I</text:span></text:p>
        </draw:rect>
        <draw:rect draw:style-name="gr3" draw:text-style-name="P11" draw:layer="layout" svg:width="1.32cm" svg:height="0.954cm" svg:x="0.368cm" svg:y="8.086cm">
          <text:p text:style-name="P11"><text:span text:style-name="T6">MBW</text:span></text:p>
        </draw:rect>
        <draw:line draw:style-name="gr4" draw:text-style-name="P1" draw:layer="layout" svg:x1="5.689cm" svg:y1="8.563cm" svg:x2="5.249cm" svg:y2="8.563cm">
          <text:p/>
        </draw:line>
        <draw:line draw:style-name="gr4" draw:text-style-name="P1" draw:layer="layout" svg:x1="4.233cm" svg:y1="8.563cm" svg:x2="3.793cm" svg:y2="8.563cm">
          <text:p/>
        </draw:line>
        <draw:line draw:style-name="gr4" draw:text-style-name="P1" draw:layer="layout" svg:x1="2.194cm" svg:y1="8.563cm" svg:x2="1.754cm" svg:y2="8.563cm">
          <text:p/>
        </draw:line>
        <draw:frame draw:style-name="gr17" draw:text-style-name="P12" draw:layer="layout" svg:width="0.94cm" svg:height="0.863cm" svg:x="3.077cm" svg:y="8.118cm">
          <draw:text-box>
            <text:p text:style-name="P12"><text:span text:style-name="T6">...</text:span></text:p>
          </draw:text-box>
        </draw:frame>
        <draw:frame draw:style-name="gr19" draw:text-style-name="P9" draw:layer="layout" svg:width="2.875cm" svg:height="0.647cm" svg:x="2.243cm" svg:y="9.051cm">
          <draw:text-box>
            <text:p text:style-name="P9"><text:span text:style-name="T3">WriteTo Chain</text:span></text:p>
          </draw:text-box>
        </draw:frame>
        <draw:custom-shape draw:style-name="gr6" draw:text-style-name="P2" draw:layer="layout" svg:width="3.197cm" svg:height="1.909cm" svg:x="9.153cm" svg:y="7.533cm">
          <text:p text:style-name="P2"><text:s/><text:span text:style-name="T6">Request /</text:span><text:span text:style-name="T6"><text:line-break/></text:span><text:span text:style-name="T6"> 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gr3" draw:text-style-name="P11" draw:layer="layout" svg:width="2.199cm" svg:height="1.432cm" svg:x="2.46cm" svg:y="2.32cm">
          <text:p text:style-name="P11"><text:span text:style-name="T6">App</text:span></text:p>
        </draw:ellipse>
        <draw:ellipse draw:style-name="gr3" draw:text-style-name="P11" draw:layer="layout" svg:width="2.199cm" svg:height="1.431cm" svg:x="9.059cm" svg:y="13.418cm">
          <text:p text:style-name="P11"><text:span text:style-name="T6">App</text:span></text:p>
        </draw:ellipse>
        <draw:line draw:style-name="gr4" draw:text-style-name="P1" draw:layer="layout" svg:x1="8.11cm" svg:y1="14.133cm" svg:x2="8.99cm" svg:y2="14.133cm">
          <text:p/>
        </draw:line>
        <draw:rect draw:style-name="gr3" draw:text-style-name="P11" draw:layer="layout" svg:width="0.88cm" svg:height="0.955cm" svg:x="11.793cm" svg:y="13.656cm">
          <text:p text:style-name="P11"><text:span text:style-name="T6">I</text:span></text:p>
        </draw:rect>
        <draw:rect draw:style-name="gr3" draw:text-style-name="P11" draw:layer="layout" svg:width="0.88cm" svg:height="0.955cm" svg:x="13.715cm" svg:y="13.656cm">
          <text:p text:style-name="P11"><text:span text:style-name="T6">I</text:span></text:p>
        </draw:rect>
        <draw:rect draw:style-name="gr3" draw:text-style-name="P11" draw:layer="layout" svg:width="1.32cm" svg:height="0.955cm" svg:x="15.267cm" svg:y="13.656cm">
          <text:p text:style-name="P11"><text:span text:style-name="T6">MBR</text:span></text:p>
        </draw:rect>
        <draw:line draw:style-name="gr4" draw:text-style-name="P1" draw:layer="layout" svg:x1="11.304cm" svg:y1="14.133cm" svg:x2="11.744cm" svg:y2="14.133cm">
          <text:p/>
        </draw:line>
        <draw:line draw:style-name="gr4" draw:text-style-name="P1" draw:layer="layout" svg:x1="12.791cm" svg:y1="14.133cm" svg:x2="13.231cm" svg:y2="14.133cm">
          <text:p/>
        </draw:line>
        <draw:line draw:style-name="gr4" draw:text-style-name="P1" draw:layer="layout" svg:x1="14.7cm" svg:y1="14.133cm" svg:x2="15.14cm" svg:y2="14.133cm">
          <text:p/>
        </draw:line>
        <draw:frame draw:style-name="gr17" draw:text-style-name="P12" draw:layer="layout" svg:width="0.94cm" svg:height="0.863cm" svg:x="13.043cm" svg:y="13.697cm">
          <draw:text-box>
            <text:p text:style-name="P12"><text:span text:style-name="T6">...</text:span></text:p>
          </draw:text-box>
        </draw:frame>
        <draw:frame draw:style-name="gr20" draw:text-style-name="P9" draw:layer="layout" svg:width="3.396cm" svg:height="0.647cm" svg:x="11.456cm" svg:y="14.614cm">
          <draw:text-box>
            <text:p text:style-name="P9"><text:span text:style-name="T3">ReadFrom Chain</text:span></text:p>
          </draw:text-box>
        </draw:frame>
        <draw:line draw:style-name="gr4" draw:text-style-name="P1" draw:layer="layout" svg:x1="8.182cm" svg:y1="8.413cm" svg:x2="9.062cm" svg:y2="8.413cm">
          <text:p/>
        </draw:line>
        <draw:line draw:style-name="gr4" draw:text-style-name="P1" draw:layer="layout" svg:x1="8.993cm" svg:y1="8.74cm" svg:x2="8.113cm" svg:y2="8.74cm">
          <text:p/>
        </draw:line>
        <draw:frame draw:style-name="gr21" draw:text-style-name="P10" draw:layer="layout" svg:width="1.953cm" svg:height="0.579cm" svg:x="15.312cm" svg:y="15.01cm">
          <draw:text-box>
            <text:p text:style-name="P10"><text:span text:style-name="T5">(optional)</text:span></text:p>
          </draw:text-box>
        </draw:frame>
      </draw:page>
      <draw:page draw:name="page4" draw:style-name="dp1" draw:master-page-name="Default">
        <draw:rect draw:style-name="gr1" draw:text-style-name="P1" draw:layer="layout" svg:width="7.962cm" svg:height="3.091cm" svg:x="2.869cm" svg:y="9.744cm">
          <text:p/>
        </draw:rect>
        <draw:rect draw:style-name="gr3" draw:text-style-name="P2" draw:layer="layout" svg:width="3.175cm" svg:height="1.905cm" svg:x="11.115cm" svg:y="2.388cm">
          <text:p text:style-name="P2"><text:span text:style-name="T1">Request</text:span></text:p>
          <text:p text:style-name="P2"><text:span text:style-name="T1">Matching</text:span></text:p>
        </draw:rect>
        <draw:rect draw:style-name="gr3" draw:text-style-name="P2" draw:layer="layout" svg:width="1.27cm" svg:height="1.27cm" svg:x="12.085cm" svg:y="5.175cm">
          <text:p text:style-name="P2"><text:span text:style-name="T1">F</text:span></text:p>
        </draw:rect>
        <draw:rect draw:style-name="gr3" draw:text-style-name="P2" draw:layer="layout" svg:width="1.27cm" svg:height="1.27cm" svg:x="12.085cm" svg:y="7.875cm">
          <text:p text:style-name="P2"><text:span text:style-name="T1">F</text:span></text:p>
        </draw:rect>
        <draw:line draw:style-name="gr4" draw:text-style-name="P1" draw:layer="layout" svg:x1="12.685cm" svg:y1="6.645cm" svg:x2="12.685cm" svg:y2="7.28cm">
          <text:p/>
        </draw:line>
        <draw:line draw:style-name="gr4" draw:text-style-name="P1" draw:layer="layout" svg:x1="12.685cm" svg:y1="4.446cm" svg:x2="12.685cm" svg:y2="5.081cm">
          <text:p/>
        </draw:line>
        <draw:rect draw:style-name="gr3" draw:text-style-name="P2" draw:layer="layout" svg:width="3.175cm" svg:height="1.905cm" svg:x="11.116cm" svg:y="10.013cm">
          <text:p text:style-name="P2"><text:span text:style-name="T1">Method</text:span></text:p>
          <text:p text:style-name="P2"><text:span text:style-name="T1">Invocation</text:span></text:p>
        </draw:rect>
        <draw:frame draw:style-name="gr5" draw:text-style-name="P3" draw:layer="layout" svg:width="1.031cm" svg:height="0.962cm" svg:x="12.195cm" svg:y="6.915cm">
          <draw:text-box>
            <text:p text:style-name="P3"><text:span text:style-name="T1">...</text:span></text:p>
          </draw:text-box>
        </draw:frame>
        <draw:line draw:style-name="gr4" draw:text-style-name="P1" draw:layer="layout" svg:x1="12.685cm" svg:y1="9.247cm" svg:x2="12.685cm" svg:y2="9.882cm">
          <text:p/>
        </draw:line>
        <draw:frame draw:style-name="gr22" draw:text-style-name="P4" draw:layer="layout" svg:width="3.91cm" svg:height="1.191cm" svg:x="13.275cm" svg:y="6.615cm">
          <draw:text-box>
            <text:p text:style-name="P13"><text:span text:style-name="T2">ContainerRequest</text:span><text:span text:style-name="T2"><text:line-break/></text:span><text:span text:style-name="T2">Chain</text:span></text:p>
          </draw:text-box>
        </draw:frame>
        <draw:rect draw:style-name="gr3" draw:text-style-name="P2" draw:layer="layout" svg:width="1.27cm" svg:height="1.27cm" svg:x="12.085cm" svg:y="12.675cm">
          <text:p text:style-name="P2"><text:span text:style-name="T1">F</text:span></text:p>
        </draw:rect>
        <draw:rect draw:style-name="gr3" draw:text-style-name="P2" draw:layer="layout" svg:width="1.27cm" svg:height="1.27cm" svg:x="12.085cm" svg:y="15.275cm">
          <text:p text:style-name="P2"><text:span text:style-name="T1">F</text:span></text:p>
        </draw:rect>
        <draw:line draw:style-name="gr4" draw:text-style-name="P1" draw:layer="layout" svg:x1="12.685cm" svg:y1="14.045cm" svg:x2="12.685cm" svg:y2="14.68cm">
          <text:p/>
        </draw:line>
        <draw:line draw:style-name="gr4" draw:text-style-name="P1" draw:layer="layout" svg:x1="12.685cm" svg:y1="11.946cm" svg:x2="12.685cm" svg:y2="12.581cm">
          <text:p/>
        </draw:line>
        <draw:frame draw:style-name="gr5" draw:text-style-name="P3" draw:layer="layout" svg:width="1.031cm" svg:height="0.962cm" svg:x="12.185cm" svg:y="14.353cm">
          <draw:text-box>
            <text:p text:style-name="P3"><text:span text:style-name="T1">...</text:span></text:p>
          </draw:text-box>
        </draw:frame>
        <draw:line draw:style-name="gr4" draw:text-style-name="P1" draw:layer="layout" svg:x1="12.685cm" svg:y1="16.647cm" svg:x2="12.685cm" svg:y2="17.282cm">
          <text:p/>
        </draw:line>
        <draw:frame draw:style-name="gr5" draw:text-style-name="P4" draw:layer="layout" svg:width="4.24cm" svg:height="1.191cm" svg:x="13.218cm" svg:y="13.994cm">
          <draw:text-box>
            <text:p text:style-name="P13"><text:span text:style-name="T2">ContainerResponse</text:span><text:span text:style-name="T2"><text:line-break/></text:span><text:span text:style-name="T2">Chain</text:span></text:p>
          </draw:text-box>
        </draw:frame>
        <draw:ellipse draw:style-name="gr3" draw:text-style-name="P2" draw:layer="layout" svg:width="3.175cm" svg:height="1.905cm" svg:x="16.105cm" svg:y="10.013cm">
          <text:p text:style-name="P2"><text:span text:style-name="T1">App</text:span></text:p>
        </draw:ellipse>
        <draw:rect draw:style-name="gr3" draw:text-style-name="P2" draw:layer="layout" svg:width="1.27cm" svg:height="1.27cm" svg:x="6.105cm" svg:y="10.33cm">
          <text:p text:style-name="P2"><text:span text:style-name="T1">I</text:span></text:p>
        </draw:rect>
        <draw:rect draw:style-name="gr3" draw:text-style-name="P2" draw:layer="layout" svg:width="1.27cm" svg:height="1.27cm" svg:x="8.98cm" svg:y="10.33cm">
          <text:p text:style-name="P2"><text:span text:style-name="T1">I</text:span></text:p>
        </draw:rect>
        <draw:rect draw:style-name="gr3" draw:text-style-name="P2" draw:layer="layout" svg:width="1.905cm" svg:height="1.27cm" svg:x="3.4cm" svg:y="10.33cm">
          <text:p text:style-name="P2"><text:span text:style-name="T1">MBR</text:span></text:p>
        </draw:rect>
        <draw:line draw:style-name="gr4" draw:text-style-name="P1" draw:layer="layout" svg:x1="10.936cm" svg:y1="10.965cm" svg:x2="10.301cm" svg:y2="10.965cm">
          <text:p/>
        </draw:line>
        <draw:line draw:style-name="gr4" draw:text-style-name="P1" draw:layer="layout" svg:x1="8.835cm" svg:y1="10.965cm" svg:x2="8.2cm" svg:y2="10.965cm">
          <text:p/>
        </draw:line>
        <draw:line draw:style-name="gr4" draw:text-style-name="P1" draw:layer="layout" svg:x1="6.035cm" svg:y1="10.965cm" svg:x2="5.4cm" svg:y2="10.965cm">
          <text:p/>
        </draw:line>
        <draw:frame draw:style-name="gr5" draw:text-style-name="P3" draw:layer="layout" svg:width="1.031cm" svg:height="0.962cm" svg:x="7.31cm" svg:y="10.473cm">
          <draw:text-box>
            <text:p text:style-name="P3"><text:span text:style-name="T1">...</text:span></text:p>
          </draw:text-box>
        </draw:frame>
        <draw:frame draw:style-name="gr5" draw:text-style-name="P4" draw:layer="layout" svg:width="3.724cm" svg:height="0.721cm" svg:x="6.34cm" svg:y="11.575cm">
          <draw:text-box>
            <text:p text:style-name="P13"><text:span text:style-name="T2">ReadFrom Chain</text:span></text:p>
          </draw:text-box>
        </draw:frame>
        <draw:rect draw:style-name="gr3" draw:text-style-name="P2" draw:layer="layout" svg:width="1.27cm" svg:height="1.27cm" svg:x="6.005cm" svg:y="17.81cm">
          <text:p text:style-name="P2"><text:span text:style-name="T1">I</text:span></text:p>
        </draw:rect>
        <draw:rect draw:style-name="gr3" draw:text-style-name="P2" draw:layer="layout" svg:width="1.27cm" svg:height="1.27cm" svg:x="8.88cm" svg:y="17.81cm">
          <text:p text:style-name="P2"><text:span text:style-name="T1">I</text:span></text:p>
        </draw:rect>
        <draw:rect draw:style-name="gr3" draw:text-style-name="P2" draw:layer="layout" svg:width="1.905cm" svg:height="1.27cm" svg:x="3.3cm" svg:y="17.81cm">
          <text:p text:style-name="P2"><text:span text:style-name="T1">MBW</text:span></text:p>
        </draw:rect>
        <draw:line draw:style-name="gr4" draw:text-style-name="P1" draw:layer="layout" svg:x1="10.836cm" svg:y1="18.445cm" svg:x2="10.201cm" svg:y2="18.445cm">
          <text:p/>
        </draw:line>
        <draw:line draw:style-name="gr4" draw:text-style-name="P1" draw:layer="layout" svg:x1="8.735cm" svg:y1="18.445cm" svg:x2="8.1cm" svg:y2="18.445cm">
          <text:p/>
        </draw:line>
        <draw:line draw:style-name="gr4" draw:text-style-name="P1" draw:layer="layout" svg:x1="5.935cm" svg:y1="18.445cm" svg:x2="5.3cm" svg:y2="18.445cm">
          <text:p/>
        </draw:line>
        <draw:frame draw:style-name="gr5" draw:text-style-name="P3" draw:layer="layout" svg:width="1.031cm" svg:height="0.962cm" svg:x="7.21cm" svg:y="17.953cm">
          <draw:text-box>
            <text:p text:style-name="P3"><text:span text:style-name="T1">...</text:span></text:p>
          </draw:text-box>
        </draw:frame>
        <draw:frame draw:style-name="gr5" draw:text-style-name="P4" draw:layer="layout" svg:width="3.152cm" svg:height="0.721cm" svg:x="6.54cm" svg:y="19.076cm">
          <draw:text-box>
            <text:p text:style-name="P13"><text:span text:style-name="T2">WriteTo Chain</text:span></text:p>
          </draw:text-box>
        </draw:frame>
        <draw:rect draw:style-name="gr3" draw:text-style-name="P2" draw:layer="layout" svg:width="3.472cm" svg:height="1.905cm" svg:x="11.02cm" svg:y="17.493cm">
          <text:p text:style-name="P2"><text:span text:style-name="T1">Response</text:span></text:p>
          <text:p text:style-name="P2"><text:span text:style-name="T1">Processing</text:span></text:p>
        </draw:rect>
        <draw:frame draw:style-name="gr5" draw:text-style-name="P4" draw:layer="layout" svg:width="5.722cm" svg:height="1.191cm" svg:x="14.84cm" svg:y="3.975cm">
          <draw:text-box>
            <text:p text:style-name="P13"><text:span text:style-name="T2">PreMatchContainerRequest</text:span><text:span text:style-name="T2"><text:line-break/></text:span><text:span text:style-name="T2">Chain</text:span></text:p>
          </draw:text-box>
        </draw:frame>
        <draw:custom-shape draw:style-name="gr6" draw:text-style-name="P2" draw:layer="layout" svg:width="3.845cm" svg:height="2.54cm" svg:x="21.285cm" svg:y="2.07cm">
          <text:p text:style-name="P2"><text:s/>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4.45cm" svg:height="2.54cm" svg:x="16.235cm" svg:y="17.175cm">
          <text:p text:style-name="P2"><text:s/>Response</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 draw:text-style-name="P2" draw:layer="layout" svg:width="1.27cm" svg:height="1.27cm" svg:x="15.47cm" svg:y="2.705cm">
          <text:p text:style-name="P2"><text:span text:style-name="T1">F</text:span></text:p>
        </draw:rect>
        <draw:rect draw:style-name="gr3" draw:text-style-name="P2" draw:layer="layout" svg:width="1.27cm" svg:height="1.27cm" svg:x="18.345cm" svg:y="2.705cm">
          <text:p text:style-name="P2"><text:span text:style-name="T1">F</text:span></text:p>
        </draw:rect>
        <draw:line draw:style-name="gr4" draw:text-style-name="P1" draw:layer="layout" svg:x1="18.2cm" svg:y1="3.34cm" svg:x2="17.565cm" svg:y2="3.34cm">
          <text:p/>
        </draw:line>
        <draw:frame draw:style-name="gr5" draw:text-style-name="P3" draw:layer="layout" svg:width="1.031cm" svg:height="0.962cm" svg:x="16.675cm" svg:y="2.848cm">
          <draw:text-box>
            <text:p text:style-name="P3"><text:span text:style-name="T1">...</text:span></text:p>
          </draw:text-box>
        </draw:frame>
        <draw:line draw:style-name="gr4" draw:text-style-name="P1" draw:layer="layout" svg:x1="21.085cm" svg:y1="3.34cm" svg:x2="19.815cm" svg:y2="3.34cm">
          <text:p/>
        </draw:line>
        <draw:line draw:style-name="gr4" draw:text-style-name="P1" draw:layer="layout" svg:x1="15.245cm" svg:y1="3.335cm" svg:x2="14.4cm" svg:y2="3.345cm">
          <text:p/>
        </draw:line>
        <draw:line draw:style-name="gr4" draw:text-style-name="P1" draw:layer="layout" svg:x1="14.735cm" svg:y1="18.445cm" svg:x2="16.005cm" svg:y2="18.445cm">
          <text:p/>
        </draw:line>
        <draw:line draw:style-name="gr4" draw:text-style-name="P1" draw:layer="layout" svg:x1="15.77cm" svg:y1="11.26cm" svg:x2="14.5cm" svg:y2="11.26cm">
          <text:p/>
        </draw:line>
        <draw:line draw:style-name="gr4" draw:text-style-name="P1" draw:layer="layout" svg:x1="14.5cm" svg:y1="10.825cm" svg:x2="15.77cm" svg:y2="10.825cm">
          <text:p/>
        </draw:line>
        <draw:frame draw:style-name="gr5" draw:text-style-name="P6" draw:layer="layout" svg:width="1.975cm" svg:height="0.645cm" svg:x="2.812cm" svg:y="12.148cm">
          <draw:text-box>
            <text:p text:style-name="P14"><text:span text:style-name="T3">(optiona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6" draw:display-name="Hatch 6" draw:style="single" draw:color="#808080" draw:distance="0.254cm" draw:rotation="450"/>
    <draw:fill-image draw:name="Bitmape_20_1" draw:display-name="Bitmape 1" xlink:href="Pictures/10000000000000200000002000309F1C.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dash" draw:stroke-dash="Fine_20_Dotted"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none" draw:fill="solid" draw:fill-color="#ffff99" draw:opacity="50%" draw:fill-image-width="0cm" draw:fill-image-height="0cm" draw:shadow-offset-x="0.305cm" draw:shadow-offset-y="0.305cm"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antiago  Pericas-Geertsen</meta:initial-creator>
    <meta:creation-date>2011-10-27T15:53:13</meta:creation-date>
    <dc:date>2012-09-13T14:20:40</dc:date>
    <meta:editing-duration>P1DT13H14M56S</meta:editing-duration>
    <meta:editing-cycles>96</meta:editing-cycles>
    <meta:generator>OpenOffice.org/3.4.1$Unix OpenOffice.org_project/341m1$Build-9593</meta:generator>
    <dc:creator>Santiago  Pericas-Geertsen</dc:creator>
    <meta:printed-by>Santiago  Pericas-Geertsen</meta:printed-by>
    <meta:print-date>2012-09-13T14:16:43</meta:print-date>
    <meta:document-statistic meta:object-count="182"/>
    <meta:user-defined meta:name="Info 1"/>
    <meta:user-defined meta:name="Info 2"/>
    <meta:user-defined meta:name="Info 3"/>
    <meta:user-defined meta:name="Info 4"/>
  </office:meta>
</office:document-meta>
</file>